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2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9pt" fo:font-weight="bold" fo:background-color="transparent" style:font-name-asian="DejaVu Sans1" style:font-size-asian="9pt" style:font-style-asian="normal" style:font-weight-asian="bold" style:font-name-complex="DejaVu Sans1" style:font-size-complex="9pt" style:font-style-complex="normal" style:font-weight-complex="bold" style:text-overline-style="none" style:text-overline-color="font-color"/>
    </style:style>
    <style:style style:name="P3" style:family="paragraph" style:parent-style-name="terp_5f_tblheader_5f_Details">
      <style:paragraph-properties fo:margin-top="0.011cm" fo:margin-bottom="0.109cm" fo:line-height="100%" fo:text-align="start" style:justify-single-word="false" fo:keep-with-next="always"/>
      <style:text-properties style:use-window-font-color="true" style:font-name="Liberation Sans" fo:font-size="7pt" fo:font-style="italic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4" style:family="paragraph" style:parent-style-name="terp_5f_tblheader_5f_Details_5f_Centre">
      <style:paragraph-properties fo:text-align="start" style:justify-single-word="false"/>
      <style:text-properties style:use-window-font-color="true" fo:font-size="7pt" fo:background-color="transparent" style:font-size-asian="7pt" style:font-size-complex="7pt"/>
    </style:style>
    <style:style style:name="P5" style:family="paragraph" style:parent-style-name="terp_5f_tblheader_5f_Details_5f_Centre">
      <style:paragraph-properties fo:text-align="start" style:justify-single-word="false" fo:break-before="page"/>
      <style:text-properties style:use-window-font-color="true" fo:font-size="7pt" fo:background-color="transparen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9" style:family="paragraph" style:parent-style-name="terp_5f_tblheader_5f_Details">
      <style:paragraph-properties fo:margin-top="0.011cm" fo:margin-bottom="0.109cm" fo:line-height="100%" fo:text-align="start" style:justify-single-word="false" fo:keep-with-next="always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DejaVu Sans" fo:font-size="8pt" fo:font-style="italic" fo:background-color="#ffffff" style:font-name-asian="Bitstream Vera Sans" style:font-size-asian="8pt" style:font-name-complex="Bitstream Vera Sans" style:font-size-complex="8pt"/>
    </style:style>
    <style:style style:name="T3" style:family="text">
      <style:text-properties fo:font-size="8pt" fo:font-style="normal" style:font-size-asian="8pt" style:font-size-complex="8pt"/>
    </style:style>
    <style:style style:name="T4" style:family="text">
      <style:text-properties style:font-name="Liberation Sans" fo:font-size="8pt" fo:font-style="normal" fo:background-color="#ffffff" style:font-name-asian="Bitstream Vera Sans" style:font-size-asian="8pt" style:font-name-complex="Bitstream Vera Sans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OBIERNO PROVINCIAL DEL AZUAY</text:p>
      <text:p text:style-name="P6">Listado de Sanciones de Empleados</text:p>
      <text:p text:style-name="P6"/>
      <text:p text:style-name="P6"/>
      <text:p text:style-name="P4"><text:text-input text:description="&lt;for each=&quot;o in objects&quot;&gt;">for start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o.name or ' '&gt;">nombre</text:text-input> <text:text-input text:description="&lt;o.name1 or ' '&gt;">nombre1</text:text-input> <text:text-input text:description="&lt;o.last_name or ' '&gt;">apellido</text:text-input> <text:text-input text:description="&lt;o.last_name1 or ' '&gt;">apellido1</text:text-input></text:p>
          </table:table-cell>
        </table:table-row>
        <table:table-row>
          <table:table-cell table:style-name="Table1.A1" office:value-type="string">
            <text:p text:style-name="P1"><text:text-input text:description="&lt;for each=&quot;history in o.history_ids&quot;&gt;">for history</text:text-input></text:p>
            <text:p text:style-name="P1"><text:text-input text:description="&lt;history.name or ' '&gt;">historial</text:text-input></text:p>
            <text:p text:style-name="P1"/>
            <text:p text:style-name="P9"><text:text-input text:description="&lt;for each=&quot;attendance in history.event_ids&quot;&gt;">for attendance</text:text-input></text:p>
            <text:p text:style-name="P1"><text:span text:style-name="T2"><text:text-input text:description="&lt;choose&gt;">Choose</text:text-input></text:span><text:span text:style-name="T2"><text:text-input text:description="&lt;when test=&quot;attendance.action_type == 'assent'&quot;&gt;">When_sancion</text:text-input></text:span><text:span text:style-name="T2"> <text:line-break/></text:span><text:span text:style-name="T4">Sancion</text:span><text:span text:style-name="T2"> </text:span><text:span text:style-name="T3"><text:text-input text:description="&lt;attendance.assent_type_id.name or ' '&gt;">(name)</text:text-input></text:span><text:span text:style-name="T3"> <text:s text:c="8"/></text:span><text:span text:style-name="T3"><text:text-input text:description="&lt;attendance.state or ' '&gt;">(state)</text:text-input></text:span><text:span text:style-name="T3"> <text:s text:c="8"/></text:span><text:span text:style-name="T3"><text:text-input text:description="&lt;attendance.date_spetial or ' '&gt;">(date)</text:text-input></text:span><text:span text:style-name="T3"> <text:s text:c="8"/></text:span><text:span text:style-name="T3"><text:text-input text:description="&lt;attendance.reason or ' '&gt;">(reason)</text:text-input></text:span><text:span text:style-name="T1"> </text:span><text:span text:style-name="T2"><text:text-input text:description="&lt;/when&gt;">/When</text:text-input></text:span><text:span text:style-name="T2"><text:text-input text:description="&lt;/choose&gt;">/choose</text:text-input></text:span><text:span text:style-name="T2"> </text:span><text:span text:style-name="T1"><text:text-input text:description="&lt;/for&gt;">end_for</text:text-input></text:span><text:span text:style-name="T2"><text:line-break/></text:span></text:p>
            <text:p text:style-name="P3"><text:text-input text:description="&lt;/for&gt;">end_for</text:text-input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7"><text:text-input text:description="&lt;/for&gt;">end_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uthink003 </meta:initial-creator>
    <meta:creation-date>2012-11-12T09:28:16</meta:creation-date>
    <meta:generator>OpenOffice.org/3.2$Linux OpenOffice.org_project/320m12$Build-9483</meta:generator>
    <dc:date>2012-11-15T09:03:40</dc:date>
    <dc:creator>gnuthink003 </dc:creator>
    <meta:editing-duration>PT02H36M20S</meta:editing-duration>
    <meta:editing-cycles>57</meta:editing-cycles>
    <meta:document-statistic meta:table-count="1" meta:image-count="0" meta:object-count="0" meta:page-count="2" meta:paragraph-count="10" meta:word-count="30" meta:character-count="256"/>
  </office:meta>
</office:document-meta>
</file>